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f0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weight="bold" officeooo:paragraph-rsid="001ff0e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3092dd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officeooo:paragraph-rsid="001ff0e4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ff0e4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officeooo:paragraph-rsid="001ff0e4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officeooo:paragraph-rsid="001ff0e4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1ff0e4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27af21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3092d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officeooo:rsid="002f642b" officeooo:paragraph-rsid="002f642b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DejaVu Sans Condensed" officeooo:rsid="002f642b" officeooo:paragraph-rsid="003092d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ff0e4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ff0e4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1ff0e4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1ff0e4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3092dd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33ad02" officeooo:paragraph-rsid="0033ad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f0e4" style:font-weight-asian="bold" style:font-weight-complex="bold"/>
    </style:style>
    <style:style style:name="T3" style:family="text">
      <style:text-properties fo:font-weight="bold" officeooo:rsid="0025b1a4" style:font-weight-asian="bold" style:font-weight-complex="bold"/>
    </style:style>
    <style:style style:name="T4" style:family="text">
      <style:text-properties fo:font-weight="bold" officeooo:rsid="002b7205" style:font-weight-asian="bold" style:font-weight-complex="bold"/>
    </style:style>
    <style:style style:name="T5" style:family="text">
      <style:text-properties fo:font-size="12pt" fo:font-weight="bold" officeooo:rsid="0025360f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d39a8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b720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b1a4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8b34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f250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f642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28ad5" style:font-size-asian="12pt" style:font-weight-asian="normal" style:font-size-complex="12pt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2f642b"/>
    </style:style>
    <style:style style:name="T3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9cb2e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36ff55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25b1a4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2b7205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54c91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officeooo:rsid="0030e0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5</text:span><text:span text:style-name="T6">0</text:span><text:span text:style-name="T5">1</text:span><text:span text:style-name="T7"> - </text:span><text:span text:style-name="T8">A/G </text:span><text:span text:style-name="T9">- </text:span><text:span text:style-name="T5">All</text:span></text:p>
      <text:p text:style-name="P3"/>
      <text:p text:style-name="P4">Master Arm ... ON</text:p>
      <text:p text:style-name="P5">Weapon launch mode ... Manual</text:p>
      <text:p text:style-name="P5">Laser designator ... Armed</text:p>
      <text:p text:style-name="P2"><text:span text:style-name="T7">HMS ... ON (</text:span><text:span text:style-name="T10">Coll Metal Switch 3</text:span><text:span text:style-name="T7"> up)</text:span></text:p>
      <text:p text:style-name="P7"/>
      <text:p text:style-name="P6">Lock a target with Shkval</text:p>
      <text:list xml:id="list2675380485" text:style-name="L1">
        <text:list-item>
          <text:p text:style-name="P12"><text:span text:style-name="T17">Press and hold </text:span><text:span text:style-name="T7">Shkval uncage</text:span><text:span text:style-name="T17"> (</text:span><text:span text:style-name="T11">Coll</text:span><text:span text:style-name="T12"> Red Button press</text:span><text:span text:style-name="T17">) to turn on Shkval TV monitor and slave Shkval to HMS. <text:s/>Let go of </text:span><text:span text:style-name="T7">Shkval uncage</text:span><text:span text:style-name="T17"> button when looking at or near target.</text:span></text:p>
        </text:list-item>
        <text:list-item>
          <text:p text:style-name="P12"><text:span text:style-name="T21">Set </text:span><text:span text:style-name="T18">Shkval target frame size (</text:span><text:span text:style-name="T11">Coll </text:span><text:span text:style-name="T12">Metal Switch 1 forward/back</text:span><text:span text:style-name="T18">) (usually smallest seems best).</text:span></text:p>
        </text:list-item>
        <text:list-item>
          <text:p text:style-name="P23"><text:span text:style-name="T31">Set</text:span><text:span text:style-name="T32"> Shkval zoom (</text:span><text:span text:style-name="T38">C</text:span><text:span text:style-name="T39">oll</text:span><text:span text:style-name="T38"> Metal Switch 2 forward/back</text:span><text:span text:style-name="T32">).</text:span></text:p>
        </text:list-item>
        <text:list-item>
          <text:p text:style-name="P12"><text:span text:style-name="T18">Use </text:span><text:span text:style-name="T11">Coll</text:span><text:span text:style-name="T12"> Bottom Hat</text:span><text:span text:style-name="T18"> to slew target frame over target, press </text:span><text:span text:style-name="T12">Coll Bottom Hat</text:span><text:span text:style-name="T13"> </text:span><text:span text:style-name="T7">press</text:span><text:span text:style-name="T18"> to laser range and lock. <text:s/>You may get a ground lock ("</text:span><text:span text:style-name="T13">ТГ</text:span><text:span text:style-name="T18">" on upper left of Shkval) or a contrast lock ("</text:span><text:span text:style-name="T13">TA</text:span><text:span text:style-name="T18">" on upper right).</text:span></text:p>
        </text:list-item>
        <text:list-item>
          <text:p text:style-name="P16"><text:span text:style-name="T1">Both types of locks can guide/direct weapons</text:span>. <text:s/>Contrast locks are more reliable, but may not be achievable in other than bright and clear weather, except at close range.</text:p>
        </text:list-item>
      </text:list>
      <text:list xml:id="list3158150180" text:style-name="L2">
        <text:list-item>
          <text:list>
            <text:list-item>
              <text:p text:style-name="P13"><text:span text:style-name="T18">Ground locks may sometimes lose their lock and the Shkval can start drifting around, sometimes a lot. <text:s/>Re-lasing periodically (every 5 to 15 seconds) can help it keep the lock. <text:s/>Fast flight or maneuvering can also cause it to lose the lock. <text:s/></text:span><text:span text:style-name="T19">If it gets really goofed up, try resetting your targeting system (Coll Metal Switch 3 back) and then Coll Red Button press to lock the target again.</text:span></text:p>
            </text:list-item>
          </text:list>
        </text:list-item>
      </text:list>
      <text:list xml:id="list151661576673933" text:continue-list="list2675380485" text:style-name="L1">
        <text:list-item>
          <text:p text:style-name="P16">Once laser-ranged, it will use triangulation and your doppler system from then on to calculate the range. <text:s/>That means the range may not always be accurate. <text:s/>Doesn't matter for the beam-riding Vikhrs, but for cannon accuracy you may need to re-lase frequently.</text:p>
        </text:list-item>
        <text:list-item>
          <text:p text:style-name="P16">Your laser will eventually overheat, but it should take quite a while, since it's not in continuous operation unless it's guiding a missile, or you're hitting the lock button constantly.</text:p>
        </text:list-item>
        <text:list-item>
          <text:p text:style-name="P17"><text:span text:style-name="T1">To unlock</text:span>, press and hold <text:span text:style-name="T3">Coll</text:span><text:span text:style-name="T4"> </text:span><text:span text:style-name="T3">Bottom Hat</text:span><text:span text:style-name="T1"> </text:span><text:span text:style-name="T2">press</text:span> and slew in any direction.</text:p>
        </text:list-item>
      </text:list>
      <text:p text:style-name="P8"/>
      <text:p text:style-name="P9"><text:bookmark text:name="firstHeading"/>9K121 Vikhr <text:span text:style-name="T29">(AT-16 Scallion) ATGM</text:span></text:p>
      <text:list xml:id="list2018740499" text:style-name="L3">
        <text:list-item>
          <text:p text:style-name="P18">Select Vikhr missiles (<text:span text:style-name="T1">Gray Reset Hat left</text:span> for outboard stations). <text:s/>This should make a launch circle appear on your HUD.</text:p>
        </text:list-item>
        <text:list-item>
          <text:p text:style-name="P18">Stores panel under Shkval should say "<text:span text:style-name="T1">ПC</text:span>"; first number is how many missiles you have left, second number is cannon rounds x10.</text:p>
        </text:list-item>
        <text:list-item>
          <text:p text:style-name="P18">Lock target with Shkval as described above.</text:p>
        </text:list-item>
        <text:list-item>
          <text:p text:style-name="P24"><text:span text:style-name="T40">Vikhrs range is 8.0 km/</text:span><text:span text:style-name="T43">4.3 nmi</text:span><text:span text:style-name="T40"> max, 800 m/</text:span><text:span text:style-name="T43">0.4 nmi</text:span><text:span text:style-name="T40"> min.</text:span><text:span text:style-name="T33"> (You can go up to 9 </text:span><text:span text:style-name="T31">km/</text:span><text:span text:style-name="T36">4.9 nmi</text:span><text:span text:style-name="T31"> </text:span><text:span text:style-name="T33">or </text:span><text:span text:style-name="T31">more</text:span><text:span text:style-name="T33"> if you're shooting down.)</text:span></text:p>
        </text:list-item>
      </text:list>
      <text:list xml:id="list758935092" text:style-name="L4">
        <text:list-item>
          <text:list>
            <text:list-item>
              <text:p text:style-name="P28"><text:span text:style-name="T33">Y</text:span><text:span text:style-name="T30">ou can use </text:span><text:span text:style-name="T37">A/A mode</text:span><text:span text:style-name="T30"> (</text:span><text:span text:style-name="T37">shift-Coll Metal Switch 1 back</text:span><text:span text:style-name="T30">) to make the missile trigger with a proximity fuse at or just past the target, or </text:span><text:span text:style-name="T37">A/A Head On</text:span><text:span text:style-name="T30"> (</text:span><text:span text:style-name="T37">shift-Coll Metal Switch 2 forward</text:span><text:span text:style-name="T30">) to trigger the proximity fuze just before the target.</text:span></text:p>
            </text:list-item>
          </text:list>
        </text:list-item>
      </text:list>
      <text:list xml:id="list151660827855005" text:continue-list="list2018740499" text:style-name="L3">
        <text:list-item>
          <text:p text:style-name="P24"><text:span text:style-name="T32">Once you are locked and in range, put the Vikhrs launch circle on the HUD over the target circle, press and hold </text:span><text:span text:style-name="T40">Red Button</text:span><text:span text:style-name="T32"> </text:span><text:span text:style-name="T31">to fire</text:span><text:span text:style-name="T32">. <text:s/>You can still fire even if the circles aren't lined up, but the missile may waste energy trying to get back into the laser beam, and may weave around excessively.</text:span></text:p>
        </text:list-item>
        <text:list-item>
          <text:p text:style-name="P14"><text:span text:style-name="T18">When finished, </text:span><text:span text:style-name="T13">reset targeting system</text:span><text:span text:style-name="T18"> </text:span><text:span text:style-name="T17">(</text:span><text:span text:style-name="T14">Coll Metal Switch 3 back</text:span><text:span text:style-name="T17">)</text:span><text:span text:style-name="T18">. <text:s/>That will deselect all weapons, turn off the Shkval, and reset the HUD to nav mode.</text:span></text:p>
        </text:list-item>
      </text:list>
      <text:p text:style-name="P8"/>
      <text:p text:style-name="P11"><text:span text:style-name="T41">2A42 Cannon -- 30 mm</text:span><text:span text:style-name="T40">, </text:span><text:span text:style-name="T41">220 rounds AP, 240 rounds HE</text:span></text:p>
      <text:list xml:id="list3663697738" text:style-name="L5">
        <text:list-item>
          <text:p text:style-name="P15"><text:span text:style-name="T18">Select Cannon (</text:span><text:span text:style-name="T13">Gray Reset Hat </text:span><text:span text:style-name="T15">back</text:span><text:span text:style-name="T18">). <text:s/>This should make the cannon slew limits rectangle appear on your HUD.</text:span></text:p>
        </text:list-item>
        <text:list-item>
          <text:p text:style-name="P19">Stores panel under Shkval should be blank except for the number on the far right, which is cannon rounds x10 for your current ammo type.</text:p>
        </text:list-item>
        <text:list-item>
          <text:p text:style-name="P25"><text:span text:style-name="T34">Set</text:span><text:span text:style-name="T32"> cannon </text:span><text:span text:style-name="T41">burst length</text:span><text:span text:style-name="T34">,</text:span><text:span text:style-name="T32"> </text:span><text:span text:style-name="T40">ammo type</text:span><text:span text:style-name="T32">,</text:span><text:span text:style-name="T35"> and </text:span><text:span text:style-name="T42">ROF switch</text:span><text:span text:style-name="T41">es</text:span><text:span text:style-name="T35"> (</text:span><text:span text:style-name="T32">center console under stores panel) (</text:span><text:span text:style-name="T40">Dish Hat left</text:span><text:span text:style-name="T32"> for ammo type, </text:span><text:span text:style-name="T42">Dish Hat </text:span><text:span text:style-name="T40">right</text:span><text:span text:style-name="T32"> for </text:span><text:span text:style-name="T35">ROF</text:span><text:span text:style-name="T32">)</text:span></text:p>
        </text:list-item>
      </text:list>
      <text:p text:style-name="P10"><text:span text:style-name="T18">U</text:span><text:span text:style-name="T16">sing Shkval targeting system for automatic tracking</text:span></text:p>
      <text:list xml:id="list151660732849799" text:continue-numbering="true" text:style-name="L5">
        <text:list-item>
          <text:p text:style-name="P19">Lock target with Shkval as described above.</text:p>
        </text:list-item>
      </text:list>
      <text:list xml:id="list1982194904" text:style-name="L6">
        <text:list-item>
          <text:list>
            <text:list-item>
              <text:p text:style-name="P26"><text:span text:style-name="T40">Cannon range is about 3.5 km/</text:span><text:span text:style-name="T43">1.9 nmi</text:span><text:span text:style-name="T40"> max</text:span><text:span text:style-name="T32">, although accuracy will be poor at that range. <text:s/></text:span><text:span text:style-name="T40">Re-lase frequently</text:span><text:span text:style-name="T32"> to make sure the range doesn't drift.</text:span></text:p>
            </text:list-item>
          </text:list>
        </text:list-item>
      </text:list>
      <text:list xml:id="list151661654812055" text:continue-list="list151660732849799" text:style-name="L5">
        <text:list-item>
          <text:p text:style-name="P15"><text:span text:style-name="T18">Once you are locked and in range, put the target circle inside the cannon slew limits rectangle on the HUD. <text:s/>Fire with </text:span><text:span text:style-name="T7">T</text:span><text:span text:style-name="T13">rigger</text:span><text:span text:style-name="T18">.</text:span></text:p>
        </text:list-item>
        <text:list-item>
          <text:p text:style-name="P21"><text:span text:style-name="T18">When finished, </text:span><text:span text:style-name="T13">reset targeting system</text:span><text:span text:style-name="T18"> </text:span><text:span text:style-name="T17">(</text:span><text:span text:style-name="T14">Coll Metal Switch 3 back</text:span><text:span text:style-name="T17">) </text:span><text:span text:style-name="T16">and deselect cannon (Gray Reset Hat back)</text:span><text:span text:style-name="T18">. <text:s/>That will deselect all weapons, turn off the Shkval, and reset the HUD to nav mode.</text:span></text:p>
        </text:list-item>
      </text:list>
      <text:p text:style-name="P10"><text:span text:style-name="T20">U</text:span><text:span text:style-name="T16">sing boresight mode for manual aimin</text:span><text:span text:style-name="T22">g</text:span></text:p>
      <text:list xml:id="list3810682123" text:style-name="L7">
        <text:list-item>
          <text:p text:style-name="P27"><text:span text:style-name="T44">Set Autotracking switch to </text:span><text:span text:style-name="T45">TS</text:span><text:span text:style-name="T44"> (</text:span><text:span text:style-name="T46">Dish Hat press to toggle</text:span><text:span text:style-name="T45">) (</text:span><text:span text:style-name="T44">left console next to laser designator arming switch)</text:span></text:p>
        </text:list-item>
        <text:list-item>
          <text:p text:style-name="P27"><text:span text:style-name="T44">HUD will show cannon </text:span><text:span text:style-name="T45">pipper </text:span><text:span text:style-name="T44">fixed in place</text:span><text:span text:style-name="T45">. <text:s/>Shkval will show image boresighted to gun pipper.</text:span></text:p>
        </text:list-item>
        <text:list-item>
          <text:p text:style-name="P20"><text:span text:style-name="T47">Put pipper on target and f</text:span>ire with <text:span text:style-name="T1">Trigger</text:span>.</text:p>
        </text:list-item>
        <text:list-item>
          <text:p text:style-name="P22"><text:span text:style-name="T24">When finished, </text:span><text:span text:style-name="T27">reset targeting system</text:span><text:span text:style-name="T24"> </text:span><text:span text:style-name="T25">(</text:span><text:span text:style-name="T28">Coll Metal Switch 3 back</text:span><text:span text:style-name="T25">) </text:span><text:span text:style-name="T23">and deselect cannon (</text:span><text:span text:style-name="T26">Gray Reset Hat back</text:span><text:span text:style-name="T23">)</text:span><text:span text:style-name="T24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08T15:16:59.626000000</dc:date>
    <meta:editing-duration>PT6H34M28S</meta:editing-duration>
    <meta:editing-cycles>4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794" meta:character-count="4392" meta:non-whitespace-character-count="3645"/>
  </office:meta>
</office:document-meta>
</file>